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c4d" officeooo:paragraph-rsid="000c5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um array, Difference array.</text:p>
      <text:p text:style-name="P1">Time Complexity, Memory Complexity</text:p>
      <text:p text:style-name="P1">Prime Numbers, Divisors.</text:p>
      <text:p text:style-name="P1">GCD, LC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4:38:40.032032214</meta:creation-date>
    <dc:date>2022-10-28T14:41:00.858836316</dc:date>
    <meta:editing-duration>PT2M21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4" meta:word-count="13" meta:character-count="95" meta:non-whitespace-character-count="86"/>
  </office:meta>
</office:document-meta>
</file>